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3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/>
    <style:style style:name="T5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6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Table1" style:family="table">
      <style:table-properties table:align="left" style:width="6.103cm" fo:margin-left="0cm"/>
    </style:style>
    <style:style style:name="Column1" style:family="table-column">
      <style:table-column-properties style:column-width="3.052cm"/>
    </style:style>
    <style:style style:name="Column2" style:family="table-column">
      <style:table-column-properties style:column-width="3.052cm"/>
    </style:style>
    <style:style style:name="Row1" style:family="table-row">
      <style:table-row-properties style:min-row-height="0.633cm"/>
    </style:style>
    <style:style style:name="Cell1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2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2" style:family="table-row">
      <style:table-row-properties style:min-row-height="0.598cm"/>
    </style:style>
    <style:style style:name="Cell3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4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3" style:family="table-row">
      <style:table-row-properties style:min-row-height="0.633cm"/>
    </style:style>
    <style:style style:name="Cell5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6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4" style:family="table-row">
      <style:table-row-properties style:min-row-height="0.598cm"/>
    </style:style>
    <style:style style:name="Cell7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8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5" style:family="table-row">
      <style:table-row-properties style:min-row-height="0.598cm"/>
    </style:style>
    <style:style style:name="Cell9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0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6" style:family="table-row">
      <style:table-row-properties style:min-row-height="0.633cm"/>
    </style:style>
    <style:style style:name="Cell11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2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7" style:family="table-row">
      <style:table-row-properties style:min-row-height="0.633cm"/>
    </style:style>
    <style:style style:name="Cell13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4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Table2" style:family="table">
      <style:table-properties table:align="left" style:width="6.156cm" fo:margin-left="0cm"/>
    </style:style>
    <style:style style:name="Column3" style:family="table-column">
      <style:table-column-properties style:column-width="3.078cm"/>
    </style:style>
    <style:style style:name="Column4" style:family="table-column">
      <style:table-column-properties style:column-width="3.078cm"/>
    </style:style>
    <style:style style:name="Row8" style:family="table-row">
      <style:table-row-properties style:min-row-height="0.607cm"/>
    </style:style>
    <style:style style:name="Cell15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6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9" style:family="table-row">
      <style:table-row-properties style:min-row-height="0.607cm"/>
    </style:style>
    <style:style style:name="Cell17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18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0" style:family="table-row">
      <style:table-row-properties style:min-row-height="0.607cm"/>
    </style:style>
    <style:style style:name="Cell19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0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1" style:family="table-row">
      <style:table-row-properties style:min-row-height="0.644cm"/>
    </style:style>
    <style:style style:name="Cell21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2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Row12" style:family="table-row">
      <style:table-row-properties style:min-row-height="0.644cm"/>
    </style:style>
    <style:style style:name="Cell23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Cell24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Row13" style:family="table-row">
      <style:table-row-properties style:min-row-height="0.644cm"/>
    </style:style>
    <style:style style:name="Cell25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Cell26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Row14" style:family="table-row">
      <style:table-row-properties style:min-row-height="0.679cm"/>
    </style:style>
    <style:style style:name="Cell27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Cell28" style:family="table-cell">
      <style:table-cell-properties style:vertical-align="top"/>
    </style:style>
    <style:style style:name="P38" style:family="paragraph" style:parent-style-name="Standard">
      <style:paragraph-properties fo:text-align="center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bottom="0.494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P40" style:family="paragraph" style:parent-style-name="Standard">
      <style:paragraph-properties fo:text-align="left" fo:margin-bottom="0.494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3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3" style:family="text" style:parent-style-name="Default_20_Paragraph_20_Font"/>
  </office:automatic-styles>
  <office:body>
    <office:text>
      <text:p text:style-name="P1"><text:span text:style-name="T1_1">EXPERIMENTO</text:span><text:span text:style-name="T1_2"><text:s/>PAIN                                                                                                              <text:s/>07/05/2008</text:span><text:span text:style-name="T1_3"><text:s/></text:span></text:p>
      <text:p text:style-name="P2"><text:span text:style-name="T2_1">Grupo<text:s/>Controle<text:s/>Positivo<text:s/>Indometacina</text:span><text:span text:style-name="T2_2"><text:s/></text:span></text:p>
      <text:p text:style-name="P3"><text:span text:style-name="T3_1">INDOMETACINA<text:s/>via<text:s/>oral:</text:span><text:span text:style-name="T3_2"><text:s/></text:span></text:p>
      <text:p text:style-name="P4"><text:span text:style-name="T4_1">                  <text:s/>Vol.:<text:s/>0,4<text:s/>ml</text:span><text:span text:style-name="T4_2"><text:s/></text:span></text:p>
      <text:p text:style-name="P5"><text:span text:style-name="T5_1">                   <text:s/>Dose:<text:s/></text:span><text:span text:style-name="T5_2">2</text:span><text:span text:style-name="T5_3"><text:s/></text:span><text:span text:style-name="T5_4">mg</text:span><text:span text:style-name="T5_5">/kg</text:span><text:span text:style-name="T5_6"><text:s/></text:span></text:p>
      <text:p text:style-name="P6"><text:span text:style-name="T6_1">                  <text:s/>Conc.:<text:s/>1,25<text:s/></text:span><text:span text:style-name="T6_2">mg</text:span><text:span text:style-name="T6_3">/ml</text:span><text:span text:style-name="T6_4"><text:s/></text:span></text:p>
      <text:p text:style-name="P7"><text:span text:style-name="T7_1">CARRAGENINA<text:s/>SUBCUTÂNEA:</text:span><text:span text:style-name="T7_2"><text:s/></text:span></text:p>
      <text:p text:style-name="P8"><text:span text:style-name="T8_1">                  <text:s/>1%</text:span><text:span text:style-name="T8_2"><text:s/></text:span></text:p>
      <text:p text:style-name="P9"><text:span text:style-name="T9_1">                  <text:s/>Vol.:<text:s/>0,1<text:s/>ml</text:span><text:span text:style-name="T9_2"><text:s/></text:span></text:p>
      <text:p text:style-name="P10"><text:span text:style-name="T10_1"> </text:span><text:span text:style-name="T10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"><text:span text:style-name="T11_1">ANIMAL</text:span><text:span text:style-name="T11_2"><text:s/></text:span></text:p>
          </table:table-cell>
          <table:table-cell table:style-name="Cell2">
            <text:p text:style-name="P12"><text:span text:style-name="T12_1">TEMPO</text:span><text:span text:style-name="T12_2"><text:s/></text:span></text:p>
          </table:table-cell>
        </table:table-row>
        <table:table-row table:style-name="Row2">
          <table:table-cell table:style-name="Cell3">
            <text:p text:style-name="P13"><text:span text:style-name="T13_1">01</text:span><text:span text:style-name="T13_2"><text:s/></text:span></text:p>
          </table:table-cell>
          <table:table-cell table:style-name="Cell4">
            <text:p text:style-name="P14"><text:span text:style-name="T14_1">10,4</text:span><text:span text:style-name="T14_2"><text:s/></text:span></text:p>
          </table:table-cell>
        </table:table-row>
        <table:table-row table:style-name="Row3">
          <table:table-cell table:style-name="Cell5">
            <text:p text:style-name="P15"><text:span text:style-name="T15_1">02</text:span><text:span text:style-name="T15_2"><text:s/></text:span></text:p>
          </table:table-cell>
          <table:table-cell table:style-name="Cell6">
            <text:p text:style-name="P16"><text:span text:style-name="T16_1">5,8</text:span><text:span text:style-name="T16_2"><text:s/></text:span></text:p>
          </table:table-cell>
        </table:table-row>
        <table:table-row table:style-name="Row4">
          <table:table-cell table:style-name="Cell7">
            <text:p text:style-name="P17"><text:span text:style-name="T17_1">03</text:span><text:span text:style-name="T17_2"><text:s/></text:span></text:p>
          </table:table-cell>
          <table:table-cell table:style-name="Cell8">
            <text:p text:style-name="P18"><text:span text:style-name="T18_1">5,6</text:span><text:span text:style-name="T18_2"><text:s/></text:span></text:p>
          </table:table-cell>
        </table:table-row>
        <table:table-row table:style-name="Row5">
          <table:table-cell table:style-name="Cell9">
            <text:p text:style-name="P19"><text:span text:style-name="T19_1">04</text:span><text:span text:style-name="T19_2"><text:s/></text:span></text:p>
          </table:table-cell>
          <table:table-cell table:style-name="Cell10">
            <text:p text:style-name="P20"><text:span text:style-name="T20_1">10,3</text:span><text:span text:style-name="T20_2"><text:s/></text:span></text:p>
          </table:table-cell>
        </table:table-row>
        <table:table-row table:style-name="Row6">
          <table:table-cell table:style-name="Cell11">
            <text:p text:style-name="P21"><text:span text:style-name="T21_1">05</text:span><text:span text:style-name="T21_2"><text:s/></text:span></text:p>
          </table:table-cell>
          <table:table-cell table:style-name="Cell12">
            <text:p text:style-name="P22"><text:span text:style-name="T22_1">8,4</text:span><text:span text:style-name="T22_2"><text:s/></text:span></text:p>
          </table:table-cell>
        </table:table-row>
        <table:table-row table:style-name="Row7">
          <table:table-cell table:style-name="Cell13">
            <text:p text:style-name="P23"><text:span text:style-name="T23_1">Média</text:span><text:span text:style-name="T23_2"><text:s/></text:span></text:p>
          </table:table-cell>
          <table:table-cell table:style-name="Cell14">
            <text:p text:style-name="P24"><text:span text:style-name="T24_1">8,1</text:span><text:span text:style-name="T24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5"><text:span text:style-name="T25_1">ANIMAL</text:span><text:span text:style-name="T25_2"><text:s/></text:span></text:p>
          </table:table-cell>
          <table:table-cell table:style-name="Cell16">
            <text:p text:style-name="P26"><text:span text:style-name="T26_1">TEMPO</text:span><text:span text:style-name="T26_2"><text:s/></text:span></text:p>
          </table:table-cell>
        </table:table-row>
        <table:table-row table:style-name="Row9">
          <table:table-cell table:style-name="Cell17">
            <text:p text:style-name="P27"><text:span text:style-name="T27_1">01</text:span><text:span text:style-name="T27_2"><text:s/></text:span></text:p>
          </table:table-cell>
          <table:table-cell table:style-name="Cell18">
            <text:p text:style-name="P28"><text:span text:style-name="T28_1">4,7</text:span><text:span text:style-name="T28_2"><text:s/></text:span></text:p>
          </table:table-cell>
        </table:table-row>
        <table:table-row table:style-name="Row10">
          <table:table-cell table:style-name="Cell19">
            <text:p text:style-name="P29"><text:span text:style-name="T29_1">02</text:span><text:span text:style-name="T29_2"><text:s/></text:span></text:p>
          </table:table-cell>
          <table:table-cell table:style-name="Cell20">
            <text:p text:style-name="P30"><text:span text:style-name="T30_1">12,7</text:span><text:span text:style-name="T30_2"><text:s/></text:span></text:p>
          </table:table-cell>
        </table:table-row>
        <table:table-row table:style-name="Row11">
          <table:table-cell table:style-name="Cell21">
            <text:p text:style-name="P31"><text:span text:style-name="T31_1">03</text:span><text:span text:style-name="T31_2"><text:s/></text:span></text:p>
          </table:table-cell>
          <table:table-cell table:style-name="Cell22">
            <text:p text:style-name="P32"><text:span text:style-name="T32_1">8,1</text:span><text:span text:style-name="T32_2"><text:s/></text:span></text:p>
          </table:table-cell>
        </table:table-row>
        <table:table-row table:style-name="Row12">
          <table:table-cell table:style-name="Cell23">
            <text:p text:style-name="P33"><text:span text:style-name="T33_1">04</text:span><text:span text:style-name="T33_2"><text:s/></text:span></text:p>
          </table:table-cell>
          <table:table-cell table:style-name="Cell24">
            <text:p text:style-name="P34"><text:span text:style-name="T34_1">7,3</text:span><text:span text:style-name="T34_2"><text:s/></text:span></text:p>
          </table:table-cell>
        </table:table-row>
        <table:table-row table:style-name="Row13">
          <table:table-cell table:style-name="Cell25">
            <text:p text:style-name="P35"><text:span text:style-name="T35_1">05</text:span><text:span text:style-name="T35_2"><text:s/></text:span></text:p>
          </table:table-cell>
          <table:table-cell table:style-name="Cell26">
            <text:p text:style-name="P36"><text:span text:style-name="T36_1">11,7</text:span><text:span text:style-name="T36_2"><text:s/></text:span></text:p>
          </table:table-cell>
        </table:table-row>
        <table:table-row table:style-name="Row14">
          <table:table-cell table:style-name="Cell27">
            <text:p text:style-name="P37"><text:span text:style-name="T37_1">Média</text:span><text:span text:style-name="T37_2"><text:s/></text:span></text:p>
          </table:table-cell>
          <table:table-cell table:style-name="Cell28">
            <text:p text:style-name="P38"><text:span text:style-name="T38_1">8,9</text:span><text:span text:style-name="T38_2"><text:s/></text:span></text:p>
          </table:table-cell>
        </table:table-row>
      </table:table>
      <text:p text:style-name="P39"><text:span text:style-name="T39_1"> </text:span><text:span text:style-name="T39_2"><text:s/></text:span></text:p>
      <text:p text:style-name="P40"><text:span text:style-name="T40_1">Média<text:s/>total:<text:s/></text:span><text:span text:style-name="T40_2">8,5</text:span><text:span text:style-name="T40_3"><text:s/></text:span></text:p>
      <text:p text:style-name="P41"><text:span text:style-name="T41_1"> </text:span><text:span text:style-name="T41_2"><text:s/></text:span></text:p>
      <text:p text:style-name="P42"><text:span text:style-name="T42_1"> </text:span><text:span text:style-name="T42_2"><text:s/></text:span></text:p>
      <text:p text:style-name="P43"><text:span text:style-name="T43_1"> </text:span><text:span text:style-name="T43_2">       <text:s/></text:span><text:span text:style-name="T43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INDOMETACINA 07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